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4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5.891cm"/>
    </style:style>
    <style:style style:name="co5" style:family="table-column">
      <style:table-column-properties fo:break-before="auto" style:column-width="0.785cm"/>
    </style:style>
    <style:style style:name="co6" style:family="table-column">
      <style:table-column-properties fo:break-before="auto" style:column-width="2.738cm"/>
    </style:style>
    <style:style style:name="co7" style:family="table-column">
      <style:table-column-properties fo:break-before="auto" style:column-width="0.725cm"/>
    </style:style>
    <style:style style:name="co8" style:family="table-column">
      <style:table-column-properties fo:break-before="auto" style:column-width="3.073cm"/>
    </style:style>
    <style:style style:name="co9" style:family="table-column">
      <style:table-column-properties fo:break-before="auto" style:column-width="2.877cm"/>
    </style:style>
    <style:style style:name="ro1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7">
      <style:text-properties style:font-name="Arial" fo:font-size="12pt"/>
    </style:style>
    <style:style style:name="ce2" style:family="table-cell" style:parent-style-name="Default" style:data-style-name="N127"/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cm"/>
      <style:text-properties style:font-name="Arial" fo:font-size="12pt" fo:font-weight="bold"/>
    </style:style>
    <style:style style:name="ce4" style:family="table-cell" style:parent-style-name="Default" style:data-style-name="N127">
      <style:table-cell-properties style:text-align-source="fix" style:repeat-content="false"/>
      <style:paragraph-properties fo:text-align="center" fo:margin-left="0cm"/>
      <style:text-properties fo:color="#ff0000" style:font-name="Arial" fo:font-size="12pt" fo:font-weight="bold"/>
    </style:style>
    <style:style style:name="ce5" style:family="table-cell" style:parent-style-name="Default" style:data-style-name="N127">
      <style:table-cell-properties style:text-align-source="fix" style:repeat-content="false"/>
      <style:paragraph-properties fo:text-align="center" fo:margin-left="0cm"/>
      <style:text-properties style:font-name="Arial" fo:font-size="12pt" fo:font-style="italic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style:font-name="Arial" fo:font-size="12pt" fo:language="zxx" fo:country="none" style:font-size-asian="6.80000019073486pt" style:language-asian="zxx" style:country-asian="none" style:font-size-complex="6.80000019073486pt" style:language-complex="zxx" style:country-complex="none"/>
    </style:style>
    <style:style style:name="ce7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ff0000" style:font-name="Arial" fo:font-size="12pt" fo:font-weight="bold"/>
    </style:style>
    <style:style style:name="ce11" style:family="table-cell" style:parent-style-name="Default" style:data-style-name="N127">
      <style:text-properties style:font-name="Arial" fo:font-size="12pt" fo:language="zxx" fo:country="none" style:font-size-asian="6.80000019073486pt" style:language-asian="zxx" style:country-asian="none" style:font-size-complex="6.80000019073486pt" style:language-complex="zxx" style:country-complex="none"/>
    </style:style>
    <style:style style:name="ce12" style:family="table-cell" style:parent-style-name="Default" style:data-style-name="N0">
      <style:text-properties style:font-name="Arial" fo:font-size="12pt"/>
    </style:style>
    <style:style style:name="ce13" style:family="table-cell" style:parent-style-name="Default" style:data-style-name="N0">
      <style:text-properties style:font-name="Arial" fo:font-size="12pt" fo:font-weight="bold"/>
    </style:style>
    <style:style style:name="ce14" style:family="table-cell" style:parent-style-name="Default" style:data-style-name="N127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ta_extref" style:family="table">
      <style:table-properties table:display="false"/>
    </style:style>
    <style:style style:name="T1" style:family="text">
      <style:text-properties fo:font-style="italic"/>
    </style:style>
    <style:style style:name="T2" style:family="text">
      <style:text-properties style:text-position="33% 58%"/>
    </style:style>
  </office:automatic-styles>
  <office:body>
    <office:spreadsheet>
      <table:table table:name="Logarithm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2"/>
        <table:table-column table:style-name="co5" table:default-cell-style-name="ce12"/>
        <table:table-column table:style-name="co6" table:default-cell-style-name="ce14"/>
        <table:table-column table:style-name="co7" table:default-cell-style-name="ce1"/>
        <table:table-column table:style-name="co8" table:default-cell-style-name="ce14"/>
        <table:table-column table:style-name="co1" table:number-columns-repeated="5" table:default-cell-style-name="ce1"/>
        <table:table-column table:style-name="co9" table:default-cell-style-name="ce1"/>
        <table:table-column table:style-name="co1" table:number-columns-repeated="240" table:default-cell-style-name="ce1"/>
        <table:table-column table:style-name="co1" table:default-cell-style-name="ce2"/>
        <table:table-row table:style-name="ro1">
          <table:table-cell/>
          <table:table-cell table:style-name="ce2" table:number-columns-repeated="3"/>
          <table:table-cell table:number-columns-repeated="252"/>
        </table:table-row>
        <table:table-row table:style-name="ro1">
          <table:table-cell/>
          <table:table-cell table:style-name="ce3" office:value-type="string" table:number-columns-spanned="2" table:number-rows-spanned="1">
            <text:p>Diamètres</text:p>
          </table:table-cell>
          <table:covered-table-cell table:style-name="ce2"/>
          <table:table-cell table:style-name="ce2"/>
          <table:table-cell table:number-columns-repeated="2"/>
          <table:table-cell table:style-name="ce3" office:value-type="string" table:number-columns-spanned="3" table:number-rows-spanned="1">
            <text:p>Résultats</text:p>
          </table:table-cell>
          <table:covered-table-cell table:number-columns-repeated="2"/>
          <table:table-cell table:number-columns-repeated="247"/>
        </table:table-row>
        <table:table-row table:style-name="ro1">
          <table:table-cell/>
          <table:table-cell table:style-name="ce3" office:value-type="string">
            <text:p>PremDiam</text:p>
          </table:table-cell>
          <table:table-cell table:style-name="ce3" office:value-type="string">
            <text:p>DernDiam</text:p>
          </table:table-cell>
          <table:table-cell table:style-name="ce3" office:value-type="string">
            <text:p>NbN</text:p>
          </table:table-cell>
          <table:table-cell table:number-columns-repeated="2"/>
          <table:table-cell table:style-name="ce3" office:value-type="string">
            <text:p>Logarithmes</text:p>
          </table:table-cell>
          <table:table-cell/>
          <table:table-cell table:style-name="ce3" office:value-type="string">
            <text:p>Racine Nième</text:p>
          </table:table-cell>
          <table:table-cell table:number-columns-repeated="247"/>
        </table:table-row>
        <table:table-row table:style-name="ro1">
          <table:table-cell/>
          <table:table-cell table:style-name="ce4" office:value-type="float" office:value="100">
            <text:p>100,0</text:p>
          </table:table-cell>
          <table:table-cell table:style-name="ce4" office:value-type="float" office:value="10">
            <text:p>10,0</text:p>
          </table:table-cell>
          <table:table-cell table:style-name="ce10" office:value-type="float" office:value="61">
            <text:p>61</text:p>
          </table:table-cell>
          <table:table-cell table:number-columns-repeated="252"/>
        </table:table-row>
        <table:table-row table:style-name="ro1">
          <table:table-cell/>
          <table:table-cell table:style-name="ce2" table:number-columns-repeated="2"/>
          <table:table-cell table:style-name="ce11"/>
          <table:table-cell table:style-name="ce13" office:value-type="float" office:value="1">
            <text:p>1</text:p>
          </table:table-cell>
          <table:table-cell table:style-name="ce13" office:value-type="string">
            <text:p>C</text:p>
          </table:table-cell>
          <table:table-cell table:formula="of:=[.B4]" office:value-type="float" office:value="100">
            <text:p>100,0</text:p>
          </table:table-cell>
          <table:table-cell/>
          <table:table-cell table:formula="of:=[.B4]" office:value-type="float" office:value="100">
            <text:p>100,0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2"/>
          <table:table-cell/>
          <table:table-cell table:style-name="ce8" table:formula="of:=HYPERLINK(CONCATENATE(&quot;http://hydraule.free.fr/tuyau/tailles/graphPDF.php?calcul=log&amp;objImp=1100&amp;premDiam=&quot;;[.B4];&quot;&amp;dernDiam=&quot;;[.C4];&quot;&amp;NbN=&quot;;[.D4]);&quot;Graphique PDF en ligne&quot;)" office:value-type="string" office:string-value="Graphique PDF en ligne">
            <text:p>Graphique PDF en ligne</text:p>
          </table:table-cell>
          <table:table-cell/>
          <table:table-cell table:style-name="ce13" office:value-type="float" office:value="2">
            <text:p>2</text:p>
          </table:table-cell>
          <table:table-cell table:style-name="ce13" office:value-type="string">
            <text:p>C<text:span text:style-name="T2">#</text:span></text:p>
          </table:table-cell>
          <table:table-cell table:formula="of:=EXP(1)^([.$B$11]-([.$D$11]*([.E6]-1)))" office:value-type="float" office:value="96.2350626398089">
            <text:p>96,2</text:p>
          </table:table-cell>
          <table:table-cell/>
          <table:table-cell table:formula="of:=[.I5]/[.$D$18]" office:value-type="float" office:value="96.2350626398089">
            <text:p>96,2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 table:style-name="ce13" office:value-type="float" office:value="3">
            <text:p>3</text:p>
          </table:table-cell>
          <table:table-cell table:style-name="ce13" office:value-type="string">
            <text:p>D</text:p>
          </table:table-cell>
          <table:table-cell table:formula="of:=EXP(1)^([.$B$11]-([.$D$11]*([.E7]-1)))" office:value-type="float" office:value="92.6118728128794">
            <text:p>92,6</text:p>
          </table:table-cell>
          <table:table-cell/>
          <table:table-cell table:formula="of:=[.I6]/[.$D$18]" office:value-type="float" office:value="92.6118728128794">
            <text:p>92,6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 table:style-name="ce13" office:value-type="float" office:value="4">
            <text:p>4</text:p>
          </table:table-cell>
          <table:table-cell table:style-name="ce13" office:value-type="string">
            <text:p>D<text:span text:style-name="T2">#</text:span></text:p>
          </table:table-cell>
          <table:table-cell table:formula="of:=EXP(1)^([.$B$11]-([.$D$11]*([.E8]-1)))" office:value-type="float" office:value="89.1250938133745">
            <text:p>89,1</text:p>
          </table:table-cell>
          <table:table-cell/>
          <table:table-cell table:formula="of:=[.I7]/[.$D$18]" office:value-type="float" office:value="89.1250938133746">
            <text:p>89,1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/>
          <table:table-cell table:style-name="ce3" office:value-type="string" table:number-columns-spanned="3" table:number-rows-spanned="1">
            <text:p>Logarithmes</text:p>
          </table:table-cell>
          <table:covered-table-cell table:number-columns-repeated="2"/>
          <table:table-cell table:style-name="ce13" office:value-type="float" office:value="5">
            <text:p>5</text:p>
          </table:table-cell>
          <table:table-cell table:style-name="ce13" office:value-type="string">
            <text:p>E</text:p>
          </table:table-cell>
          <table:table-cell table:formula="of:=EXP(1)^([.$B$11]-([.$D$11]*([.E9]-1)))" office:value-type="float" office:value="85.7695898590895">
            <text:p>85,8</text:p>
          </table:table-cell>
          <table:table-cell/>
          <table:table-cell table:formula="of:=[.I8]/[.$D$18]" office:value-type="float" office:value="85.7695898590894">
            <text:p>85,8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/>
          <table:table-cell table:style-name="ce5" office:value-type="string">
            <text:p>Log(PremDiam)</text:p>
          </table:table-cell>
          <table:table-cell table:style-name="ce5" office:value-type="string">
            <text:p>Log(DernDiam)</text:p>
          </table:table-cell>
          <table:table-cell table:style-name="ce5" office:value-type="string">
            <text:p>R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F</text:p>
          </table:table-cell>
          <table:table-cell table:formula="of:=EXP(1)^([.$B$11]-([.$D$11]*([.E10]-1)))" office:value-type="float" office:value="82.5404185268019">
            <text:p>82,5</text:p>
          </table:table-cell>
          <table:table-cell/>
          <table:table-cell table:formula="of:=[.I9]/[.$D$18]" office:value-type="float" office:value="82.5404185268019">
            <text:p>82,5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/>
          <table:table-cell table:style-name="ce6" table:formula="of:=LN([.B4])" office:value-type="float" office:value="4.60517018598809">
            <text:p>4,6051702</text:p>
          </table:table-cell>
          <table:table-cell table:style-name="ce6" table:formula="of:=LN([.C4])" office:value-type="float" office:value="2.30258509299405">
            <text:p>2,3025851</text:p>
          </table:table-cell>
          <table:table-cell table:style-name="ce7" table:formula="of:=([.B11]-[.C11])/([.D4]-1)" office:value-type="float" office:value="0.0383764182165674">
            <text:p>0,0383764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F<text:span text:style-name="T2">#</text:span></text:p>
          </table:table-cell>
          <table:table-cell table:formula="of:=EXP(1)^([.$B$11]-([.$D$11]*([.E11]-1)))" office:value-type="float" office:value="79.4328234724282">
            <text:p>79,4</text:p>
          </table:table-cell>
          <table:table-cell/>
          <table:table-cell table:formula="of:=[.I10]/[.$D$18]" office:value-type="float" office:value="79.4328234724282">
            <text:p>79,4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8">
            <text:p>8</text:p>
          </table:table-cell>
          <table:table-cell table:style-name="ce13" office:value-type="string">
            <text:p>G</text:p>
          </table:table-cell>
          <table:table-cell table:formula="of:=EXP(1)^([.$B$11]-([.$D$11]*([.E12]-1)))" office:value-type="float" office:value="76.44222742526">
            <text:p>76,4</text:p>
          </table:table-cell>
          <table:table-cell/>
          <table:table-cell table:formula="of:=[.I11]/[.$D$18]" office:value-type="float" office:value="76.44222742526">
            <text:p>76,4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3" office:value-type="float" office:value="9">
            <text:p>9</text:p>
          </table:table-cell>
          <table:table-cell table:style-name="ce13" office:value-type="string">
            <text:p>G<text:span text:style-name="T2">#</text:span></text:p>
          </table:table-cell>
          <table:table-cell table:formula="of:=EXP(1)^([.$B$11]-([.$D$11]*([.E13]-1)))" office:value-type="float" office:value="73.5642254459641">
            <text:p>73,6</text:p>
          </table:table-cell>
          <table:table-cell/>
          <table:table-cell table:formula="of:=[.I12]/[.$D$18]" office:value-type="float" office:value="73.5642254459642">
            <text:p>73,6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10">
            <text:p>10</text:p>
          </table:table-cell>
          <table:table-cell table:style-name="ce13" office:value-type="string">
            <text:p>A</text:p>
          </table:table-cell>
          <table:table-cell table:formula="of:=EXP(1)^([.$B$11]-([.$D$11]*([.E14]-1)))" office:value-type="float" office:value="70.7945784384138">
            <text:p>70,8</text:p>
          </table:table-cell>
          <table:table-cell/>
          <table:table-cell table:formula="of:=[.I13]/[.$D$18]" office:value-type="float" office:value="70.7945784384138">
            <text:p>70,8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/>
          <table:table-cell table:style-name="ce3" office:value-type="string" table:number-columns-spanned="3" table:number-rows-spanned="1">
            <text:p>Racine Nième</text:p>
          </table:table-cell>
          <table:covered-table-cell table:number-columns-repeated="2"/>
          <table:table-cell table:style-name="ce13" office:value-type="float" office:value="11">
            <text:p>11</text:p>
          </table:table-cell>
          <table:table-cell table:style-name="ce13" office:value-type="string">
            <text:p>A<text:span text:style-name="T2">#</text:span></text:p>
          </table:table-cell>
          <table:table-cell table:formula="of:=EXP(1)^([.$B$11]-([.$D$11]*([.E15]-1)))" office:value-type="float" office:value="68.1292069057962">
            <text:p>68,1</text:p>
          </table:table-cell>
          <table:table-cell/>
          <table:table-cell table:formula="of:=[.I14]/[.$D$18]" office:value-type="float" office:value="68.1292069057962">
            <text:p>68,1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/>
          <table:table-cell table:style-name="ce5" office:value-type="string">
            <text:p>PremDiam/DernDiam</text:p>
          </table:table-cell>
          <table:table-cell table:style-name="Default"/>
          <table:table-cell table:style-name="ce5" office:value-type="string">
            <text:p>Racine NbN<text:span text:style-name="T2">ième</text:span> du rapport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B</text:p>
          </table:table-cell>
          <table:table-cell table:formula="of:=EXP(1)^([.$B$11]-([.$D$11]*([.E16]-1)))" office:value-type="float" office:value="65.5641849417979">
            <text:p>65,6</text:p>
          </table:table-cell>
          <table:table-cell/>
          <table:table-cell table:formula="of:=[.I15]/[.$D$18]" office:value-type="float" office:value="65.5641849417979">
            <text:p>65,6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/>
          <table:table-cell table:style-name="ce5" office:value-type="string">
            <text:p>(rapport)</text:p>
          </table:table-cell>
          <table:table-cell table:style-name="Default" table:number-columns-repeated="2"/>
          <table:table-cell table:style-name="ce13" office:value-type="float" office:value="13">
            <text:p>13</text:p>
          </table:table-cell>
          <table:table-cell table:style-name="ce13" office:value-type="string">
            <text:p>C</text:p>
          </table:table-cell>
          <table:table-cell table:formula="of:=EXP(1)^([.$B$11]-([.$D$11]*([.E17]-1)))" office:value-type="float" office:value="63.0957344480194">
            <text:p>63,1</text:p>
          </table:table-cell>
          <table:table-cell/>
          <table:table-cell table:formula="of:=[.I16]/[.$D$18]" office:value-type="float" office:value="63.0957344480194">
            <text:p>63,1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/>
          <table:table-cell table:style-name="ce7" table:formula="of:=[.B4]/[.C4]" office:value-type="float" office:value="10">
            <text:p>10,0000000</text:p>
          </table:table-cell>
          <table:table-cell table:style-name="Default"/>
          <table:table-cell table:style-name="ce7" table:formula="of:=[.B18]^(1/([.D4]-1))" office:value-type="float" office:value="1.03912230383517">
            <text:p>1,0391223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<text:span text:style-name="T2">#</text:span></text:p>
          </table:table-cell>
          <table:table-cell table:formula="of:=EXP(1)^([.$B$11]-([.$D$11]*([.E18]-1)))" office:value-type="float" office:value="60.7202195690989">
            <text:p>60,7</text:p>
          </table:table-cell>
          <table:table-cell/>
          <table:table-cell table:formula="of:=[.I17]/[.$D$18]" office:value-type="float" office:value="60.7202195690989">
            <text:p>60,7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 table:style-name="ce13" office:value-type="float" office:value="15">
            <text:p>15</text:p>
          </table:table-cell>
          <table:table-cell table:style-name="ce13" office:value-type="string">
            <text:p>D</text:p>
          </table:table-cell>
          <table:table-cell table:formula="of:=EXP(1)^([.$B$11]-([.$D$11]*([.E19]-1)))" office:value-type="float" office:value="58.4341413373518">
            <text:p>58,4</text:p>
          </table:table-cell>
          <table:table-cell/>
          <table:table-cell table:formula="of:=[.I18]/[.$D$18]" office:value-type="float" office:value="58.4341413373518">
            <text:p>58,4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16">
            <text:p>16</text:p>
          </table:table-cell>
          <table:table-cell table:style-name="ce13" office:value-type="string">
            <text:p>D<text:span text:style-name="T2">#</text:span></text:p>
          </table:table-cell>
          <table:table-cell table:formula="of:=EXP(1)^([.$B$11]-([.$D$11]*([.E20]-1)))" office:value-type="float" office:value="56.2341325190349">
            <text:p>56,2</text:p>
          </table:table-cell>
          <table:table-cell/>
          <table:table-cell table:formula="of:=[.I19]/[.$D$18]" office:value-type="float" office:value="56.234132519035">
            <text:p>56,2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/>
          <table:table-cell table:style-name="ce3" office:value-type="string" table:number-columns-spanned="3" table:number-rows-spanned="1">
            <text:p>Progression entre le premier et le cinquième <text:span text:style-name="T1">do</text:span></text:p>
          </table:table-cell>
          <table:covered-table-cell table:number-columns-repeated="2"/>
          <table:table-cell table:style-name="ce13" office:value-type="float" office:value="17">
            <text:p>17</text:p>
          </table:table-cell>
          <table:table-cell table:style-name="ce13" office:value-type="string">
            <text:p>E</text:p>
          </table:table-cell>
          <table:table-cell table:formula="of:=EXP(1)^([.$B$11]-([.$D$11]*([.E21]-1)))" office:value-type="float" office:value="54.1169526546464">
            <text:p>54,1</text:p>
          </table:table-cell>
          <table:table-cell/>
          <table:table-cell table:formula="of:=[.I20]/[.$D$18]" office:value-type="float" office:value="54.1169526546464">
            <text:p>54,1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2"/>
          <table:table-cell table:style-name="ce9" table:formula="of:=[.D18]^48" office:value-type="float" office:value="6.30957344480192">
            <text:p>6,31</text:p>
          </table:table-cell>
          <table:table-cell/>
          <table:table-cell table:style-name="ce13" office:value-type="float" office:value="18">
            <text:p>18</text:p>
          </table:table-cell>
          <table:table-cell table:style-name="ce13" office:value-type="string">
            <text:p>F</text:p>
          </table:table-cell>
          <table:table-cell table:formula="of:=EXP(1)^([.$B$11]-([.$D$11]*([.E22]-1)))" office:value-type="float" office:value="52.0794832859546">
            <text:p>52,1</text:p>
          </table:table-cell>
          <table:table-cell/>
          <table:table-cell table:formula="of:=[.I21]/[.$D$18]" office:value-type="float" office:value="52.0794832859547">
            <text:p>52,1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19">
            <text:p>19</text:p>
          </table:table-cell>
          <table:table-cell table:style-name="ce13" office:value-type="string">
            <text:p>F<text:span text:style-name="T2">#</text:span></text:p>
          </table:table-cell>
          <table:table-cell table:formula="of:=EXP(1)^([.$B$11]-([.$D$11]*([.E23]-1)))" office:value-type="float" office:value="50.1187233627272">
            <text:p>50,1</text:p>
          </table:table-cell>
          <table:table-cell/>
          <table:table-cell table:formula="of:=[.I22]/[.$D$18]" office:value-type="float" office:value="50.1187233627273">
            <text:p>50,1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20">
            <text:p>20</text:p>
          </table:table-cell>
          <table:table-cell table:style-name="ce13" office:value-type="string">
            <text:p>G</text:p>
          </table:table-cell>
          <table:table-cell table:formula="of:=EXP(1)^([.$B$11]-([.$D$11]*([.E24]-1)))" office:value-type="float" office:value="48.2317848223931">
            <text:p>48,2</text:p>
          </table:table-cell>
          <table:table-cell/>
          <table:table-cell table:formula="of:=[.I23]/[.$D$18]" office:value-type="float" office:value="48.2317848223931">
            <text:p>48,2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21">
            <text:p>21</text:p>
          </table:table-cell>
          <table:table-cell table:style-name="ce13" office:value-type="string">
            <text:p>G<text:span text:style-name="T2">#</text:span></text:p>
          </table:table-cell>
          <table:table-cell table:formula="of:=EXP(1)^([.$B$11]-([.$D$11]*([.E25]-1)))" office:value-type="float" office:value="46.4158883361278">
            <text:p>46,4</text:p>
          </table:table-cell>
          <table:table-cell/>
          <table:table-cell table:formula="of:=[.I24]/[.$D$18]" office:value-type="float" office:value="46.4158883361278">
            <text:p>46,4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22">
            <text:p>22</text:p>
          </table:table-cell>
          <table:table-cell table:style-name="ce13" office:value-type="string">
            <text:p>A</text:p>
          </table:table-cell>
          <table:table-cell table:formula="of:=EXP(1)^([.$B$11]-([.$D$11]*([.E26]-1)))" office:value-type="float" office:value="44.6683592150963">
            <text:p>44,7</text:p>
          </table:table-cell>
          <table:table-cell/>
          <table:table-cell table:formula="of:=[.I25]/[.$D$18]" office:value-type="float" office:value="44.6683592150964">
            <text:p>44,7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23">
            <text:p>23</text:p>
          </table:table-cell>
          <table:table-cell table:style-name="ce13" office:value-type="string">
            <text:p>A<text:span text:style-name="T2">#</text:span></text:p>
          </table:table-cell>
          <table:table-cell table:formula="of:=EXP(1)^([.$B$11]-([.$D$11]*([.E27]-1)))" office:value-type="float" office:value="42.9866234708228">
            <text:p>43,0</text:p>
          </table:table-cell>
          <table:table-cell/>
          <table:table-cell table:formula="of:=[.I26]/[.$D$18]" office:value-type="float" office:value="42.9866234708228">
            <text:p>43,0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24">
            <text:p>24</text:p>
          </table:table-cell>
          <table:table-cell table:style-name="ce13" office:value-type="string">
            <text:p>B</text:p>
          </table:table-cell>
          <table:table-cell table:formula="of:=EXP(1)^([.$B$11]-([.$D$11]*([.E28]-1)))" office:value-type="float" office:value="41.3682040238851">
            <text:p>41,4</text:p>
          </table:table-cell>
          <table:table-cell/>
          <table:table-cell table:formula="of:=[.I27]/[.$D$18]" office:value-type="float" office:value="41.3682040238851">
            <text:p>41,4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25">
            <text:p>25</text:p>
          </table:table-cell>
          <table:table-cell table:style-name="ce13" office:value-type="string">
            <text:p>C</text:p>
          </table:table-cell>
          <table:table-cell table:formula="of:=EXP(1)^([.$B$11]-([.$D$11]*([.E29]-1)))" office:value-type="float" office:value="39.8107170553497">
            <text:p>39,8</text:p>
          </table:table-cell>
          <table:table-cell/>
          <table:table-cell table:formula="of:=[.I28]/[.$D$18]" office:value-type="float" office:value="39.8107170553498">
            <text:p>39,8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26">
            <text:p>26</text:p>
          </table:table-cell>
          <table:table-cell table:style-name="ce13" office:value-type="string">
            <text:p>C<text:span text:style-name="T2">#</text:span></text:p>
          </table:table-cell>
          <table:table-cell table:formula="of:=EXP(1)^([.$B$11]-([.$D$11]*([.E30]-1)))" office:value-type="float" office:value="38.3118684955729">
            <text:p>38,3</text:p>
          </table:table-cell>
          <table:table-cell/>
          <table:table-cell table:formula="of:=[.I29]/[.$D$18]" office:value-type="float" office:value="38.3118684955729">
            <text:p>38,3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27">
            <text:p>27</text:p>
          </table:table-cell>
          <table:table-cell table:style-name="ce13" office:value-type="string">
            <text:p>D</text:p>
          </table:table-cell>
          <table:table-cell table:formula="of:=EXP(1)^([.$B$11]-([.$D$11]*([.E31]-1)))" office:value-type="float" office:value="36.8694506451958">
            <text:p>36,9</text:p>
          </table:table-cell>
          <table:table-cell/>
          <table:table-cell table:formula="of:=[.I30]/[.$D$18]" office:value-type="float" office:value="36.8694506451958">
            <text:p>36,9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28">
            <text:p>28</text:p>
          </table:table-cell>
          <table:table-cell table:style-name="ce13" office:value-type="string">
            <text:p>D<text:span text:style-name="T2">#</text:span></text:p>
          </table:table-cell>
          <table:table-cell table:formula="of:=EXP(1)^([.$B$11]-([.$D$11]*([.E32]-1)))" office:value-type="float" office:value="35.4813389233575">
            <text:p>35,5</text:p>
          </table:table-cell>
          <table:table-cell/>
          <table:table-cell table:formula="of:=[.I31]/[.$D$18]" office:value-type="float" office:value="35.4813389233576">
            <text:p>35,5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29">
            <text:p>29</text:p>
          </table:table-cell>
          <table:table-cell table:style-name="ce13" office:value-type="string">
            <text:p>E</text:p>
          </table:table-cell>
          <table:table-cell table:formula="of:=EXP(1)^([.$B$11]-([.$D$11]*([.E33]-1)))" office:value-type="float" office:value="34.145488738336">
            <text:p>34,1</text:p>
          </table:table-cell>
          <table:table-cell/>
          <table:table-cell table:formula="of:=[.I32]/[.$D$18]" office:value-type="float" office:value="34.1454887383361">
            <text:p>34,1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30">
            <text:p>30</text:p>
          </table:table-cell>
          <table:table-cell table:style-name="ce13" office:value-type="string">
            <text:p>F</text:p>
          </table:table-cell>
          <table:table-cell table:formula="of:=EXP(1)^([.$B$11]-([.$D$11]*([.E34]-1)))" office:value-type="float" office:value="32.8599324760065">
            <text:p>32,9</text:p>
          </table:table-cell>
          <table:table-cell/>
          <table:table-cell table:formula="of:=[.I33]/[.$D$18]" office:value-type="float" office:value="32.8599324760066">
            <text:p>32,9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31">
            <text:p>31</text:p>
          </table:table-cell>
          <table:table-cell table:style-name="ce13" office:value-type="string">
            <text:p>F<text:span text:style-name="T2">#</text:span></text:p>
          </table:table-cell>
          <table:table-cell table:formula="of:=EXP(1)^([.$B$11]-([.$D$11]*([.E35]-1)))" office:value-type="float" office:value="31.6227766016838">
            <text:p>31,6</text:p>
          </table:table-cell>
          <table:table-cell/>
          <table:table-cell table:formula="of:=[.I34]/[.$D$18]" office:value-type="float" office:value="31.6227766016838">
            <text:p>31,6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32">
            <text:p>32</text:p>
          </table:table-cell>
          <table:table-cell table:style-name="ce13" office:value-type="string">
            <text:p>G</text:p>
          </table:table-cell>
          <table:table-cell table:formula="of:=EXP(1)^([.$B$11]-([.$D$11]*([.E36]-1)))" office:value-type="float" office:value="30.4321988710772">
            <text:p>30,4</text:p>
          </table:table-cell>
          <table:table-cell/>
          <table:table-cell table:formula="of:=[.I35]/[.$D$18]" office:value-type="float" office:value="30.4321988710773">
            <text:p>30,4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33">
            <text:p>33</text:p>
          </table:table-cell>
          <table:table-cell table:style-name="ce13" office:value-type="string">
            <text:p>G<text:span text:style-name="T2">#</text:span></text:p>
          </table:table-cell>
          <table:table-cell table:formula="of:=EXP(1)^([.$B$11]-([.$D$11]*([.E37]-1)))" office:value-type="float" office:value="29.2864456462524">
            <text:p>29,3</text:p>
          </table:table-cell>
          <table:table-cell/>
          <table:table-cell table:formula="of:=[.I36]/[.$D$18]" office:value-type="float" office:value="29.2864456462524">
            <text:p>29,3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34">
            <text:p>34</text:p>
          </table:table-cell>
          <table:table-cell table:style-name="ce13" office:value-type="string">
            <text:p>A</text:p>
          </table:table-cell>
          <table:table-cell table:formula="of:=EXP(1)^([.$B$11]-([.$D$11]*([.E38]-1)))" office:value-type="float" office:value="28.1838293126445">
            <text:p>28,2</text:p>
          </table:table-cell>
          <table:table-cell/>
          <table:table-cell table:formula="of:=[.I37]/[.$D$18]" office:value-type="float" office:value="28.1838293126446">
            <text:p>28,2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35">
            <text:p>35</text:p>
          </table:table-cell>
          <table:table-cell table:style-name="ce13" office:value-type="string">
            <text:p>A<text:span text:style-name="T2">#</text:span></text:p>
          </table:table-cell>
          <table:table-cell table:formula="of:=EXP(1)^([.$B$11]-([.$D$11]*([.E39]-1)))" office:value-type="float" office:value="27.1227257933203">
            <text:p>27,1</text:p>
          </table:table-cell>
          <table:table-cell/>
          <table:table-cell table:formula="of:=[.I38]/[.$D$18]" office:value-type="float" office:value="27.1227257933203">
            <text:p>27,1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36">
            <text:p>36</text:p>
          </table:table-cell>
          <table:table-cell table:style-name="ce13" office:value-type="string">
            <text:p>B</text:p>
          </table:table-cell>
          <table:table-cell table:formula="of:=EXP(1)^([.$B$11]-([.$D$11]*([.E40]-1)))" office:value-type="float" office:value="26.1015721568254">
            <text:p>26,1</text:p>
          </table:table-cell>
          <table:table-cell/>
          <table:table-cell table:formula="of:=[.I39]/[.$D$18]" office:value-type="float" office:value="26.1015721568254">
            <text:p>26,1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37">
            <text:p>37</text:p>
          </table:table-cell>
          <table:table-cell table:style-name="ce13" office:value-type="string">
            <text:p>C</text:p>
          </table:table-cell>
          <table:table-cell table:formula="of:=EXP(1)^([.$B$11]-([.$D$11]*([.E41]-1)))" office:value-type="float" office:value="25.1188643150958">
            <text:p>25,1</text:p>
          </table:table-cell>
          <table:table-cell/>
          <table:table-cell table:formula="of:=[.I40]/[.$D$18]" office:value-type="float" office:value="25.1188643150958">
            <text:p>25,1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38">
            <text:p>38</text:p>
          </table:table-cell>
          <table:table-cell table:style-name="ce13" office:value-type="string">
            <text:p>C<text:span text:style-name="T2">#</text:span></text:p>
          </table:table-cell>
          <table:table-cell table:formula="of:=EXP(1)^([.$B$11]-([.$D$11]*([.E42]-1)))" office:value-type="float" office:value="24.173154808041">
            <text:p>24,2</text:p>
          </table:table-cell>
          <table:table-cell/>
          <table:table-cell table:formula="of:=[.I41]/[.$D$18]" office:value-type="float" office:value="24.1731548080411">
            <text:p>24,2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39">
            <text:p>39</text:p>
          </table:table-cell>
          <table:table-cell table:style-name="ce13" office:value-type="string">
            <text:p>D</text:p>
          </table:table-cell>
          <table:table-cell table:formula="of:=EXP(1)^([.$B$11]-([.$D$11]*([.E43]-1)))" office:value-type="float" office:value="23.2630506715363">
            <text:p>23,3</text:p>
          </table:table-cell>
          <table:table-cell/>
          <table:table-cell table:formula="of:=[.I42]/[.$D$18]" office:value-type="float" office:value="23.2630506715363">
            <text:p>23,3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40">
            <text:p>40</text:p>
          </table:table-cell>
          <table:table-cell table:style-name="ce13" office:value-type="string">
            <text:p>D<text:span text:style-name="T2">#</text:span></text:p>
          </table:table-cell>
          <table:table-cell table:formula="of:=EXP(1)^([.$B$11]-([.$D$11]*([.E44]-1)))" office:value-type="float" office:value="22.3872113856834">
            <text:p>22,4</text:p>
          </table:table-cell>
          <table:table-cell/>
          <table:table-cell table:formula="of:=[.I43]/[.$D$18]" office:value-type="float" office:value="22.3872113856834">
            <text:p>22,4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41">
            <text:p>41</text:p>
          </table:table-cell>
          <table:table-cell table:style-name="ce13" office:value-type="string">
            <text:p>E</text:p>
          </table:table-cell>
          <table:table-cell table:formula="of:=EXP(1)^([.$B$11]-([.$D$11]*([.E45]-1)))" office:value-type="float" office:value="21.5443469003188">
            <text:p>21,5</text:p>
          </table:table-cell>
          <table:table-cell/>
          <table:table-cell table:formula="of:=[.I44]/[.$D$18]" office:value-type="float" office:value="21.5443469003189">
            <text:p>21,5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42">
            <text:p>42</text:p>
          </table:table-cell>
          <table:table-cell table:style-name="ce13" office:value-type="string">
            <text:p>F</text:p>
          </table:table-cell>
          <table:table-cell table:formula="of:=EXP(1)^([.$B$11]-([.$D$11]*([.E46]-1)))" office:value-type="float" office:value="20.7332157348596">
            <text:p>20,7</text:p>
          </table:table-cell>
          <table:table-cell/>
          <table:table-cell table:formula="of:=[.I45]/[.$D$18]" office:value-type="float" office:value="20.7332157348596">
            <text:p>20,7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43">
            <text:p>43</text:p>
          </table:table-cell>
          <table:table-cell table:style-name="ce13" office:value-type="string">
            <text:p>F<text:span text:style-name="T2">#</text:span></text:p>
          </table:table-cell>
          <table:table-cell table:formula="of:=EXP(1)^([.$B$11]-([.$D$11]*([.E47]-1)))" office:value-type="float" office:value="19.9526231496888">
            <text:p>20,0</text:p>
          </table:table-cell>
          <table:table-cell/>
          <table:table-cell table:formula="of:=[.I46]/[.$D$18]" office:value-type="float" office:value="19.9526231496888">
            <text:p>20,0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44">
            <text:p>44</text:p>
          </table:table-cell>
          <table:table-cell table:style-name="ce13" office:value-type="string">
            <text:p>G</text:p>
          </table:table-cell>
          <table:table-cell table:formula="of:=EXP(1)^([.$B$11]-([.$D$11]*([.E48]-1)))" office:value-type="float" office:value="19.201419386388">
            <text:p>19,2</text:p>
          </table:table-cell>
          <table:table-cell/>
          <table:table-cell table:formula="of:=[.I47]/[.$D$18]" office:value-type="float" office:value="19.2014193863881">
            <text:p>19,2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45">
            <text:p>45</text:p>
          </table:table-cell>
          <table:table-cell table:style-name="ce13" office:value-type="string">
            <text:p>G<text:span text:style-name="T2">#</text:span></text:p>
          </table:table-cell>
          <table:table-cell table:formula="of:=EXP(1)^([.$B$11]-([.$D$11]*([.E49]-1)))" office:value-type="float" office:value="18.4784979742229">
            <text:p>18,5</text:p>
          </table:table-cell>
          <table:table-cell/>
          <table:table-cell table:formula="of:=[.I48]/[.$D$18]" office:value-type="float" office:value="18.478497974223">
            <text:p>18,5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46">
            <text:p>46</text:p>
          </table:table-cell>
          <table:table-cell table:style-name="ce13" office:value-type="string">
            <text:p>A</text:p>
          </table:table-cell>
          <table:table-cell table:formula="of:=EXP(1)^([.$B$11]-([.$D$11]*([.E50]-1)))" office:value-type="float" office:value="17.7827941003892">
            <text:p>17,8</text:p>
          </table:table-cell>
          <table:table-cell/>
          <table:table-cell table:formula="of:=[.I49]/[.$D$18]" office:value-type="float" office:value="17.7827941003893">
            <text:p>17,8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47">
            <text:p>47</text:p>
          </table:table-cell>
          <table:table-cell table:style-name="ce13" office:value-type="string">
            <text:p>A<text:span text:style-name="T2">#</text:span></text:p>
          </table:table-cell>
          <table:table-cell table:formula="of:=EXP(1)^([.$B$11]-([.$D$11]*([.E51]-1)))" office:value-type="float" office:value="17.1132830416178">
            <text:p>17,1</text:p>
          </table:table-cell>
          <table:table-cell/>
          <table:table-cell table:formula="of:=[.I50]/[.$D$18]" office:value-type="float" office:value="17.1132830416179">
            <text:p>17,1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48">
            <text:p>48</text:p>
          </table:table-cell>
          <table:table-cell table:style-name="ce13" office:value-type="string">
            <text:p>B</text:p>
          </table:table-cell>
          <table:table-cell table:formula="of:=EXP(1)^([.$B$11]-([.$D$11]*([.E52]-1)))" office:value-type="float" office:value="16.4689786548287">
            <text:p>16,5</text:p>
          </table:table-cell>
          <table:table-cell/>
          <table:table-cell table:formula="of:=[.I51]/[.$D$18]" office:value-type="float" office:value="16.4689786548287">
            <text:p>16,5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49">
            <text:p>49</text:p>
          </table:table-cell>
          <table:table-cell table:style-name="ce13" office:value-type="string">
            <text:p>C</text:p>
          </table:table-cell>
          <table:table-cell table:formula="of:=EXP(1)^([.$B$11]-([.$D$11]*([.E53]-1)))" office:value-type="float" office:value="15.8489319246111">
            <text:p>15,8</text:p>
          </table:table-cell>
          <table:table-cell/>
          <table:table-cell table:formula="of:=[.I52]/[.$D$18]" office:value-type="float" office:value="15.8489319246112">
            <text:p>15,8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50">
            <text:p>50</text:p>
          </table:table-cell>
          <table:table-cell table:style-name="ce13" office:value-type="string">
            <text:p>C<text:span text:style-name="T2">#</text:span></text:p>
          </table:table-cell>
          <table:table-cell table:formula="of:=EXP(1)^([.$B$11]-([.$D$11]*([.E54]-1)))" office:value-type="float" office:value="15.2522295653902">
            <text:p>15,3</text:p>
          </table:table-cell>
          <table:table-cell/>
          <table:table-cell table:formula="of:=[.I53]/[.$D$18]" office:value-type="float" office:value="15.2522295653902">
            <text:p>15,3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51">
            <text:p>51</text:p>
          </table:table-cell>
          <table:table-cell table:style-name="ce13" office:value-type="string">
            <text:p>D</text:p>
          </table:table-cell>
          <table:table-cell table:formula="of:=EXP(1)^([.$B$11]-([.$D$11]*([.E55]-1)))" office:value-type="float" office:value="14.6779926762207">
            <text:p>14,7</text:p>
          </table:table-cell>
          <table:table-cell/>
          <table:table-cell table:formula="of:=[.I54]/[.$D$18]" office:value-type="float" office:value="14.6779926762207">
            <text:p>14,7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52">
            <text:p>52</text:p>
          </table:table-cell>
          <table:table-cell table:style-name="ce13" office:value-type="string">
            <text:p>D<text:span text:style-name="T2">#</text:span></text:p>
          </table:table-cell>
          <table:table-cell table:formula="of:=EXP(1)^([.$B$11]-([.$D$11]*([.E56]-1)))" office:value-type="float" office:value="14.1253754462275">
            <text:p>14,1</text:p>
          </table:table-cell>
          <table:table-cell/>
          <table:table-cell table:formula="of:=[.I55]/[.$D$18]" office:value-type="float" office:value="14.1253754462276">
            <text:p>14,1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53">
            <text:p>53</text:p>
          </table:table-cell>
          <table:table-cell table:style-name="ce13" office:value-type="string">
            <text:p>E</text:p>
          </table:table-cell>
          <table:table-cell table:formula="of:=EXP(1)^([.$B$11]-([.$D$11]*([.E57]-1)))" office:value-type="float" office:value="13.5935639087853">
            <text:p>13,6</text:p>
          </table:table-cell>
          <table:table-cell/>
          <table:table-cell table:formula="of:=[.I56]/[.$D$18]" office:value-type="float" office:value="13.5935639087853">
            <text:p>13,6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54">
            <text:p>54</text:p>
          </table:table-cell>
          <table:table-cell table:style-name="ce13" office:value-type="string">
            <text:p>F</text:p>
          </table:table-cell>
          <table:table-cell table:formula="of:=EXP(1)^([.$B$11]-([.$D$11]*([.E58]-1)))" office:value-type="float" office:value="13.0817747426019">
            <text:p>13,1</text:p>
          </table:table-cell>
          <table:table-cell/>
          <table:table-cell table:formula="of:=[.I57]/[.$D$18]" office:value-type="float" office:value="13.081774742602">
            <text:p>13,1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55">
            <text:p>55</text:p>
          </table:table-cell>
          <table:table-cell table:style-name="ce13" office:value-type="string">
            <text:p>F<text:span text:style-name="T2">#</text:span></text:p>
          </table:table-cell>
          <table:table-cell table:formula="of:=EXP(1)^([.$B$11]-([.$D$11]*([.E59]-1)))" office:value-type="float" office:value="12.5892541179417">
            <text:p>12,6</text:p>
          </table:table-cell>
          <table:table-cell/>
          <table:table-cell table:formula="of:=[.I58]/[.$D$18]" office:value-type="float" office:value="12.5892541179417">
            <text:p>12,6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56">
            <text:p>56</text:p>
          </table:table-cell>
          <table:table-cell table:style-name="ce13" office:value-type="string">
            <text:p>G</text:p>
          </table:table-cell>
          <table:table-cell table:formula="of:=EXP(1)^([.$B$11]-([.$D$11]*([.E60]-1)))" office:value-type="float" office:value="12.1152765862859">
            <text:p>12,1</text:p>
          </table:table-cell>
          <table:table-cell/>
          <table:table-cell table:formula="of:=[.I59]/[.$D$18]" office:value-type="float" office:value="12.1152765862859">
            <text:p>12,1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57">
            <text:p>57</text:p>
          </table:table-cell>
          <table:table-cell table:style-name="ce13" office:value-type="string">
            <text:p>G<text:span text:style-name="T2">#</text:span></text:p>
          </table:table-cell>
          <table:table-cell table:formula="of:=EXP(1)^([.$B$11]-([.$D$11]*([.E61]-1)))" office:value-type="float" office:value="11.6591440117983">
            <text:p>11,7</text:p>
          </table:table-cell>
          <table:table-cell/>
          <table:table-cell table:formula="of:=[.I60]/[.$D$18]" office:value-type="float" office:value="11.6591440117984">
            <text:p>11,7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58">
            <text:p>58</text:p>
          </table:table-cell>
          <table:table-cell table:style-name="ce13" office:value-type="string">
            <text:p>A</text:p>
          </table:table-cell>
          <table:table-cell table:formula="of:=EXP(1)^([.$B$11]-([.$D$11]*([.E62]-1)))" office:value-type="float" office:value="11.2201845430196">
            <text:p>11,2</text:p>
          </table:table-cell>
          <table:table-cell/>
          <table:table-cell table:formula="of:=[.I61]/[.$D$18]" office:value-type="float" office:value="11.2201845430197">
            <text:p>11,2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59">
            <text:p>59</text:p>
          </table:table-cell>
          <table:table-cell table:style-name="ce13" office:value-type="string">
            <text:p>A<text:span text:style-name="T2">#</text:span></text:p>
          </table:table-cell>
          <table:table-cell table:formula="of:=EXP(1)^([.$B$11]-([.$D$11]*([.E63]-1)))" office:value-type="float" office:value="10.7977516232771">
            <text:p>10,8</text:p>
          </table:table-cell>
          <table:table-cell/>
          <table:table-cell table:formula="of:=[.I62]/[.$D$18]" office:value-type="float" office:value="10.7977516232771">
            <text:p>10,8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60">
            <text:p>60</text:p>
          </table:table-cell>
          <table:table-cell table:style-name="ce13" office:value-type="string">
            <text:p>B</text:p>
          </table:table-cell>
          <table:table-cell table:formula="of:=EXP(1)^([.$B$11]-([.$D$11]*([.E64]-1)))" office:value-type="float" office:value="10.3912230383517">
            <text:p>10,4</text:p>
          </table:table-cell>
          <table:table-cell/>
          <table:table-cell table:formula="of:=[.I63]/[.$D$18]" office:value-type="float" office:value="10.3912230383517">
            <text:p>10,4</text:p>
          </table:table-cell>
          <table:table-cell table:style-name="Default" table:number-columns-repeated="9"/>
          <table:table-cell table:number-columns-repeated="238"/>
        </table:table-row>
        <table:table-row table:style-name="ro1">
          <table:table-cell table:number-columns-repeated="4"/>
          <table:table-cell table:style-name="ce13" office:value-type="float" office:value="61">
            <text:p>61</text:p>
          </table:table-cell>
          <table:table-cell table:style-name="ce13" office:value-type="string">
            <text:p>C</text:p>
          </table:table-cell>
          <table:table-cell table:formula="of:=EXP(1)^([.$B$11]-([.$D$11]*([.E65]-1)))" office:value-type="float" office:value="10">
            <text:p>10,0</text:p>
          </table:table-cell>
          <table:table-cell/>
          <table:table-cell table:formula="of:=[.I64]/[.$D$18]" office:value-type="float" office:value="10">
            <text:p>10,0</text:p>
          </table:table-cell>
          <table:table-cell table:style-name="Default" table:number-columns-repeated="9"/>
          <table:table-cell table:number-columns-repeated="238"/>
        </table:table-row>
        <table:table-row table:style-name="ro1" table:number-rows-repeated="15">
          <table:table-cell table:style-name="Default" table:number-columns-repeated="9"/>
          <table:table-cell table:number-columns-repeated="3"/>
          <table:table-cell table:style-name="Default"/>
          <table:table-cell table:number-columns-repeated="243"/>
        </table:table-row>
        <table:table-row table:style-name="ro1" table:number-rows-repeated="32">
          <table:table-cell table:style-name="Default" table:number-columns-repeated="9"/>
          <table:table-cell table:number-columns-repeated="247"/>
        </table:table-row>
        <table:table-row table:style-name="ro1" table:number-rows-repeated="654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4" number:min-integer-digits="1"/>
    </number:number-style>
    <number:number-style style:name="N121">
      <number:number number:decimal-places="15" number:min-integer-digits="1"/>
    </number:number-style>
    <number:number-style style:name="N122">
      <number:number number:decimal-places="16" number:min-integer-digits="1"/>
    </number:number-style>
    <number:number-style style:name="N123">
      <number:number number:decimal-places="17" number:min-integer-digits="1"/>
    </number:number-style>
    <number:number-style style:name="N124">
      <number:number number:decimal-places="18" number:min-integer-digits="1"/>
    </number:number-style>
    <number:number-style style:name="N125">
      <number:number number:decimal-places="19" number:min-integer-digits="1"/>
    </number:number-style>
    <number:number-style style:name="N126">
      <number:number number:decimal-places="20" number:min-integer-digits="1"/>
    </number:number-style>
    <number:number-style style:name="N127">
      <number:number number:decimal-places="1" number:min-integer-digits="1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0" number:min-integer-digits="0">
        <number:embedded-text number:position="3">.</number:embedded-text>
      </number:number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8">18/12/2009</text:date>, <text:time>22:5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Sébastien Cosson</meta:initial-creator>
    <meta:creation-date>2006-03-22T21:03:47</meta:creation-date>
    <dc:date>2009-12-18T22:55:02</dc:date>
    <dc:language>fr-FR</dc:language>
    <meta:editing-cycles>11</meta:editing-cycles>
    <meta:editing-duration>PT03H28M37S</meta:editing-duration>
    <meta:document-statistic meta:table-count="1" meta:cell-count="270" meta:object-count="0"/>
    <meta:user-defined meta:name="Info 1"/>
    <meta:user-defined meta:name="Info 2"/>
    <meta:user-defined meta:name="Info 3"/>
    <meta:user-defined meta:name="Info 4"/>
  </office:meta>
</office:document-meta>
</file>